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17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extant ﬁlamentous cyanobacter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2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1755">
            <text:p>17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extant ﬁlamentous cyanobacter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3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2084">
            <text:p>2084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extant ﬁlamentous cyanobacter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51</text:p>
          </table:table-cell>
          <table:table-cell table:style-name="ACE-0" office:value-type="float" office:value="-69.406999999999996">
            <text:p>−69.407</text:p>
          </table:table-cell>
          <table:table-cell table:style-name="ACE-0" office:value-type="float" office:value="76.055000000000007">
            <text:p>76.055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rganic fraction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Verleye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36</text:p>
          </table:table-cell>
          <table:table-cell table:style-name="ACE-0" office:value-type="float" office:value="-69.376000000000005">
            <text:p>−69.376</text:p>
          </table:table-cell>
          <table:table-cell table:style-name="ACE-0" office:value-type="float" office:value="76.382000000000005">
            <text:p>76.382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yanobacteria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Verleye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4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6205">
            <text:p>62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yanobacteria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5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7825">
            <text:p>782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frac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39</text:p>
          </table:table-cell>
          <table:table-cell table:style-name="ACE-0" office:value-type="float" office:value="-69.376000000000005">
            <text:p>−69.376</text:p>
          </table:table-cell>
          <table:table-cell table:style-name="ACE-0" office:value-type="float" office:value="76.382000000000005">
            <text:p>76.382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Organic fraction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Verleye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1164</text:p>
          </table:table-cell>
          <table:table-cell table:style-name="ACE-0" office:value-type="float" office:value="-69.376000000000005">
            <text:p>−69.376</text:p>
          </table:table-cell>
          <table:table-cell table:style-name="ACE-0" office:value-type="float" office:value="76.382000000000005">
            <text:p>76.382</text:p>
          </table:table-cell>
          <table:table-cell table:style-name="ACE-0" office:value-type="float" office:value="8508">
            <text:p>8508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Organic fraction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Verleye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6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8545">
            <text:p>85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yanobacteria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1633</text:p>
          </table:table-cell>
          <table:table-cell table:style-name="ACE-0" office:value-type="float" office:value="-69.376000000000005">
            <text:p>−69.376</text:p>
          </table:table-cell>
          <table:table-cell table:style-name="ACE-0" office:value-type="float" office:value="76.382000000000005">
            <text:p>76.382</text:p>
          </table:table-cell>
          <table:table-cell table:style-name="ACE-0" office:value-type="float" office:value="10314">
            <text:p>10314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Organic plus sil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Verleye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7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yano. org. sil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6950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26650">
            <text:p>266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unknown organic fraction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6951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27000">
            <text:p>270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unknown organic fraction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6952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28750">
            <text:p>287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unknown organic frac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thermoluminescence</text:p>
          </table:table-cell>
          <table:table-cell table:style-name="ACE-0" office:value-type="string">
            <text:p>Larsemann_Hills-01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35000">
            <text:p>35000</text:p>
          </table:table-cell>
          <table:table-cell table:style-name="ACE-0" office:value-type="float" office:value="12000">
            <text:p>12000</text:p>
          </table:table-cell>
          <table:table-cell table:style-name="ACE-0" office:value-type="string">
            <text:p>glaciomarine till and freshwater sediments</text:p>
          </table:table-cell>
          <table:table-cell table:style-name="ACE-0" office:value-type="string">
            <text:p>-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thermoluminescence</text:p>
          </table:table-cell>
          <table:table-cell table:style-name="ACE-0" office:value-type="string">
            <text:p>Larsemann_Hills-02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43000">
            <text:p>43000</text:p>
          </table:table-cell>
          <table:table-cell table:style-name="ACE-0" office:value-type="float" office:value="15000">
            <text:p>15000</text:p>
          </table:table-cell>
          <table:table-cell table:style-name="ACE-0" office:value-type="string">
            <text:p>glaciomarine till and freshwater sediments</text:p>
          </table:table-cell>
          <table:table-cell table:style-name="ACE-0" office:value-type="string">
            <text:p>-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 table:number-rows-repeated="34">
          <table:table-cell table:number-columns-repeated="14" table:style-name="ACE-0"/>
          <table:table-cell table:style-name="ACE-3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3">
          <gnm:selection gnm:start-col="0" gnm:start-row="13" gnm:end-col="15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2:15:3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